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Levine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0, 1896</text:p>
      <text:p text:style-name="P5">Month<text:tab/><text:tab/><text:tab/><text:tab/><text:tab/><text:tab/>Ma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From/</text:p>
      <text:p text:style-name="P2">D Levine/</text:p>
      <text:p text:style-name="P2">736 Lex. Ave,/</text:p>
      <text:p text:style-name="P2">New York./</text:p>
      <text:p text:style-name="P3">Rev. Dr. S. Morais,/</text:p>
      <text:p text:style-name="P3">546 N. 5th. St.,/</text:p>
      <text:p text:style-name="P3">Philadelphia,/</text:p>
      <text:p text:style-name="P3">Pa./</text:p>
      <text:p text:style-name="P3"/>
      <text:p text:style-name="P2">[Page 1]</text:p>
      <text:p text:style-name="P3">Jewish Theological Sem.,/</text:p>
      <text:p text:style-name="P3">736 Lexington Ave.,/</text:p>
      <text:p text:style-name="P3">New York, May 10 "96./</text:p>
      <text:p text:style-name="P2"><text:soft-page-break/>Rev. Dr. S. Morais,/</text:p>
      <text:p text:style-name="P2"><text:tab/>President of the Faculty of/ the Jewish Theolog. Sem.,/</text:p>
      <text:p text:style-name="P2"><text:tab/><text:tab/>Dear and Reverend Sir:-/</text:p>
      <text:p text:style-name="P2"><text:tab/><text:tab/><text:tab/>The announce-/ment of your decision in ref-/erence to the coming fortnight/ has called forth the hearty/ thanks of all the students./</text:p>
      <text:p text:style-name="P2"><text:tab/>Were we not constrained/ by the pressure of circumstances/ you could rest assured, dear/ Doctor, that we would not have/ been so urgent in our request./ <text:s/>An idea of the severe require-/ments of our secular college/ may be gleaned from the fact/ that out of the 600 or more/</text:p>
      <text:p text:style-name="P2"/>
      <text:p text:style-name="P2">[Page 2]</text:p>
      <text:p text:style-name="P2">students admitted every year,/ about sixty-five succeed/ in passing successfully through/ the five years' ordeal. <text:s/>One/ Freshman section started out/ last September with thirty-/five names on the roll; now/ only sixteen remain. <text:s/>The greater/ portion of the section was either/ degraded or <text:span text:style-name="T2">expelled</text:span><text:span text:style-name="T3"> for not/ being able to attain the standard/ required./</text:span></text:p>
      <text:p text:style-name="P2"><text:span text:style-name="T3"><text:tab/>You will be pleased to learn/ that in spite of the many diffi-/culties to be encountered five/ or six of the Seminary students/ rank among the highest in/ their respective classes./</text:span></text:p>
      <text:p text:style-name="P2"><text:span text:style-name="T3"><text:tab/>With kindest regards to your/ family, I am/ Ever sincerely yours,/ David Levin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1:37:19.03</meta:creation-date>
    <meta:document-statistic meta:table-count="0" meta:image-count="0" meta:object-count="0" meta:page-count="3" meta:paragraph-count="82" meta:word-count="384" meta:character-count="2569"/>
    <dc:date>2012-01-05T11:45:16.49</dc:date>
    <dc:creator>Penn Libraries</dc:creator>
    <meta:editing-duration>PT00H07M57S</meta:editing-duration>
    <meta:editing-cycles>1</meta:editing-cycles>
    <meta:generator>OpenOffice.org/3.2$Win32 OpenOffice.org_project/320m12$Build-9483</meta:generator>
  </office:meta>
</office:document-meta>
</file>